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ackathon Challenge</text:h>
      <text:h text:style-name="Heading_20_2" text:outline-level="2">## Challenge 1: Counting Vowels in a Sentence</text:h>
      <text:h text:style-name="Heading_20_3" text:outline-level="3">Description</text:h>
      <text:p text:style-name="Text_20_body">Write a function that counts how many vowels (<text:span text:style-name="Source_20_Text">a, e, i, o, u</text:span>, case‑insensitive) appear in a given sentence.</text:p>
      <text:h text:style-name="Heading_20_3" text:outline-level="3">Roles</text:h>
      <text:list text:style-name="L1">
        <text:list-item>
          <text:p text:style-name="P1"><text:span text:style-name="Strong_20_Emphasis">Coder:</text:span> Implement <text:span text:style-name="Source_20_Text">count_vowels(sentence)</text:span> using a <text:span text:style-name="Source_20_Text">for</text:span> loop. </text:p>
        </text:list-item>
        <text:list-item>
          <text:p text:style-name="P1"><text:span text:style-name="Strong_20_Emphasis">Tester:</text:span> Prepare ≥5 test cases (empty string, no vowels, all vowels, mixed case). </text:p>
        </text:list-item>
        <text:list-item>
          <text:p text:style-name="P2"><text:span text:style-name="Strong_20_Emphasis">Presenter:</text:span> Demonstrate the function on sample inputs and explain the loop logic. </text:p>
        </text:list-item>
      </text:list>
      <text:h text:style-name="Heading_20_3" text:outline-level="3">Solution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hallenge 1 solution</text:span></text:p>
      <text:p text:style-name="Preformatted_20_Text"><text:span text:style-name="Source_20_Text">def count_vowels(sentence):</text:span></text:p>
      <text:p text:style-name="Preformatted_20_Text"><text:span text:style-name="Source_20_Text"><text:s text:c="4"/>vowels = set("aeiouAEIOU")</text:span></text:p>
      <text:p text:style-name="Preformatted_20_Text"><text:span text:style-name="Source_20_Text"><text:s text:c="4"/>count = 0</text:span></text:p>
      <text:p text:style-name="Preformatted_20_Text"><text:span text:style-name="Source_20_Text"><text:s text:c="4"/>for ch in sentence: <text:s text:c="13"/># iterate over each character :contentReference[oaicite:0]{index=0}</text:span></text:p>
      <text:p text:style-name="Preformatted_20_Text"><text:span text:style-name="Source_20_Text"><text:s text:c="8"/>if ch in vowels: <text:s text:c="12"/># membership check in O(1) set :contentReference[oaicite:1]{index=1}</text:span></text:p>
      <text:p text:style-name="Preformatted_20_Text"><text:span text:style-name="Source_20_Text"><text:s text:c="12"/>count += 1</text:span></text:p>
      <text:p text:style-name="Preformatted_20_Text"><text:span text:style-name="Source_20_Text"><text:s text:c="4"/>return count</text:span></text:p>
      <text:p text:style-name="Preformatted_20_Text"/>
      <text:p text:style-name="Preformatted_20_Text"><text:span text:style-name="Source_20_Text"># Example usage</text:span></text:p>
      <text:p text:style-name="Preformatted_20_Text"><text:span text:style-name="Source_20_Text">print(count_vowels("Hello, World!")) <text:s/># 3</text:span></text:p>
      <text:p text:style-name="Preformatted_20_Text"><text:span text:style-name="Source_20_Text">print(count_vowels("")) <text:s text:c="14"/># 0</text:span></text:p>
      <text:p text:style-name="Preformatted_20_Text"><text:span text:style-name="Source_20_Text">print(count_vowels("AEIOUaeiou")) <text:s text:c="4"/># 10</text:span></text:p>
      <text:p text:style-name="P3"/>
      <text:p text:style-name="Text_20_body"><text:span text:style-name="Strong_20_Emphasis">Explanation:</text:span></text:p>
      <text:list text:style-name="L2">
        <text:list-item>
          <text:p text:style-name="P4">We loop directly over the string (<text:span text:style-name="Source_20_Text">for ch in sentence:</text:span>) rather than by index . </text:p>
        </text:list-item>
        <text:list-item>
          <text:p text:style-name="P5">Using a set for vowels ensures fast membership tests (amortized O(1)) . </text:p>
        </text:list-item>
      </text:list>
      <text:p text:style-name="Horizontal_20_Line"/>
      <text:h text:style-name="Heading_20_2" text:outline-level="2"><text:soft-page-break/></text:h>
      <text:h text:style-name="Heading_20_2" text:outline-level="2">## Challenge 2: Detecting Prime Numbers in a Range</text:h>
      <text:h text:style-name="Heading_20_3" text:outline-level="3">Description</text:h>
      <text:p text:style-name="Text_20_body">Given two integers <text:span text:style-name="Source_20_Text">start</text:span> and <text:span text:style-name="Source_20_Text">end</text:span>, print all primes between them (inclusive).</text:p>
      <text:h text:style-name="Heading_20_3" text:outline-level="3">Roles</text:h>
      <text:list text:style-name="L3">
        <text:list-item>
          <text:p text:style-name="P6"><text:span text:style-name="Strong_20_Emphasis">Coder:</text:span> Implement <text:span text:style-name="Source_20_Text">is_prime(n)</text:span> and loop with <text:span text:style-name="Source_20_Text">for n in range(start, end+1)</text:span>. </text:p>
        </text:list-item>
        <text:list-item>
          <text:p text:style-name="P6"><text:span text:style-name="Strong_20_Emphasis">Tester:</text:span> Verify edge cases (start &gt; end, ranges with no primes, small ranges). </text:p>
        </text:list-item>
        <text:list-item>
          <text:p text:style-name="P7"><text:span text:style-name="Strong_20_Emphasis">Presenter:</text:span> Explain the nested loops and early exit via <text:span text:style-name="Source_20_Text">break</text:span>. </text:p>
        </text:list-item>
      </text:list>
      <text:h text:style-name="Heading_20_3" text:outline-level="3">Solution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hallenge 2 solution</text:span></text:p>
      <text:p text:style-name="Preformatted_20_Text"><text:span text:style-name="Source_20_Text">def is_prime(n):</text:span></text:p>
      <text:p text:style-name="Preformatted_20_Text"><text:span text:style-name="Source_20_Text"><text:s text:c="4"/>if n &lt; 2: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4"/>for i in range(2, int(n**0.5) + 1): <text:s/># check up to √n :contentReference[oaicite:4]{index=4}</text:span></text:p>
      <text:p text:style-name="Preformatted_20_Text"><text:span text:style-name="Source_20_Text"><text:s text:c="8"/>if n % i == 0:</text:span></text:p>
      <text:p text:style-name="Preformatted_20_Text"><text:span text:style-name="Source_20_Text"><text:s text:c="12"/>return False <text:s text:c="15"/># early exit on composite :contentReference[oaicite:5]{index=5}</text:span></text:p>
      <text:p text:style-name="Preformatted_20_Text"><text:span text:style-name="Source_20_Text"><text:s text:c="4"/>return True</text:span></text:p>
      <text:p text:style-name="Preformatted_20_Text"/>
      <text:p text:style-name="Preformatted_20_Text"><text:span text:style-name="Source_20_Text">def primes_in_range(start, end):</text:span></text:p>
      <text:p text:style-name="Preformatted_20_Text"><text:span text:style-name="Source_20_Text"><text:s text:c="4"/>primes = []</text:span></text:p>
      <text:p text:style-name="Preformatted_20_Text"><text:span text:style-name="Source_20_Text"><text:s text:c="4"/>for n in range(start, end + 1): <text:s text:c="5"/># inclusive range :contentReference[oaicite:6]{index=6}</text:span></text:p>
      <text:p text:style-name="Preformatted_20_Text"><text:span text:style-name="Source_20_Text"><text:s text:c="8"/>if is_prime(n):</text:span></text:p>
      <text:p text:style-name="Preformatted_20_Text"><text:span text:style-name="Source_20_Text"><text:s text:c="12"/>primes.append(n)</text:span></text:p>
      <text:p text:style-name="Preformatted_20_Text"><text:span text:style-name="Source_20_Text"><text:s text:c="4"/>return primes</text:span></text:p>
      <text:p text:style-name="Preformatted_20_Text"/>
      <text:p text:style-name="Preformatted_20_Text"><text:span text:style-name="Source_20_Text"># Example usage</text:span></text:p>
      <text:p text:style-name="Preformatted_20_Text"><text:span text:style-name="Source_20_Text">print(primes_in_range(10, 20)) <text:s/># [11, 13, 17, 19]</text:span></text:p>
      <text:p text:style-name="Preformatted_20_Text"><text:span text:style-name="Source_20_Text">print(primes_in_range(1, 5)) <text:s text:c="3"/># [2, 3, 5]</text:span></text:p>
      <text:p text:style-name="P3"/>
      <text:p text:style-name="Text_20_body"><text:span text:style-name="Strong_20_Emphasis">Explanation:</text:span></text:p>
      <text:list text:style-name="L4">
        <text:list-item>
          <text:p text:style-name="P8">The inner loop in <text:span text:style-name="Source_20_Text">is_prime</text:span> uses <text:span text:style-name="Source_20_Text">range(2, int(sqrt)+1)</text:span> for efficiency . </text:p>
        </text:list-item>
        <text:list-item>
          <text:p text:style-name="P9">We exit early on finding a divisor with <text:span text:style-name="Source_20_Text">return False</text:span> rather than continuing the loop . </text:p>
        </text:list-item>
      </text:list>
      <text:p text:style-name="Horizontal_20_Line"/>
      <text:h text:style-name="Heading_20_2" text:outline-level="2"><text:soft-page-break/>## Challenge 3: Guess‑and‑Check with Limited Attempts</text:h>
      <text:h text:style-name="Heading_20_3" text:outline-level="3">Description</text:h>
      <text:p text:style-name="Text_20_body">Hard‑code a secret number between 1–50. Prompt the user up to <text:span text:style-name="Strong_20_Emphasis">5</text:span> times to guess it. After each guess, print “Too low”, “Too high”, or congratulate and exit. If all attempts fail, reveal the secret.</text:p>
      <text:h text:style-name="Heading_20_3" text:outline-level="3">Roles</text:h>
      <text:list text:style-name="L5">
        <text:list-item>
          <text:p text:style-name="P10"><text:span text:style-name="Strong_20_Emphasis">Coder:</text:span> Write a <text:span text:style-name="Source_20_Text">while</text:span> loop controlling attempts and branching on guess comparison. </text:p>
        </text:list-item>
        <text:list-item>
          <text:p text:style-name="P10"><text:span text:style-name="Strong_20_Emphasis">Tester:</text:span> Simulate correct and incorrect guess sequences; test boundary guesses. </text:p>
        </text:list-item>
        <text:list-item>
          <text:p text:style-name="P11"><text:span text:style-name="Strong_20_Emphasis">Presenter:</text:span> Walk through loop flow and the <text:span text:style-name="Source_20_Text">else:</text:span> clause on the <text:span text:style-name="Source_20_Text">while</text:span>. </text:p>
        </text:list-item>
      </text:list>
      <text:h text:style-name="Heading_20_3" text:outline-level="3">Solution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hallenge 3 solution</text:span></text:p>
      <text:p text:style-name="Preformatted_20_Text"><text:span text:style-name="Source_20_Text">secret = 37</text:span></text:p>
      <text:p text:style-name="Preformatted_20_Text"><text:span text:style-name="Source_20_Text">attempts = 0</text:span></text:p>
      <text:p text:style-name="Preformatted_20_Text"><text:span text:style-name="Source_20_Text">max_attempts = 5</text:span></text:p>
      <text:p text:style-name="Preformatted_20_Text"/>
      <text:p text:style-name="Preformatted_20_Text"><text:span text:style-name="Source_20_Text">while attempts &lt; max_attempts: <text:s text:c="7"/># limit attempts :contentReference[oaicite:9]{index=9}</text:span></text:p>
      <text:p text:style-name="Preformatted_20_Text"><text:span text:style-name="Source_20_Text"><text:s text:c="4"/>guess = int(input(f"Attempt {attempts+1}/{max_attempts}: "))</text:span></text:p>
      <text:p text:style-name="Preformatted_20_Text"><text:span text:style-name="Source_20_Text"><text:s text:c="4"/>attempts += 1</text:span></text:p>
      <text:p text:style-name="Preformatted_20_Text"><text:span text:style-name="Source_20_Text"><text:s text:c="4"/>if guess == secret:</text:span></text:p>
      <text:p text:style-name="Preformatted_20_Text"><text:span text:style-name="Source_20_Text"><text:s text:c="8"/>print("🎉 Correct! You found the secret.")</text:span></text:p>
      <text:p text:style-name="Preformatted_20_Text"><text:span text:style-name="Source_20_Text"><text:s text:c="8"/>break <text:s text:c="23"/># exit loop on success :contentReference[oaicite:10]{index=10}</text:span></text:p>
      <text:p text:style-name="Preformatted_20_Text"><text:span text:style-name="Source_20_Text"><text:s text:c="4"/>elif guess &lt; secret:</text:span></text:p>
      <text:p text:style-name="Preformatted_20_Text"><text:span text:style-name="Source_20_Text"><text:s text:c="8"/>print("Too low! Try again."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"Too high! Try again.")</text:span></text:p>
      <text:p text:style-name="Preformatted_20_Text"><text:span text:style-name="Source_20_Text">else:</text:span></text:p>
      <text:p text:style-name="Preformatted_20_Text"><text:span text:style-name="Source_20_Text"><text:s text:c="4"/>print(f"Sorry, the secret was {secret}.")</text:span></text:p>
      <text:p text:style-name="P3"/>
      <text:p text:style-name="Text_20_body"><text:span text:style-name="Strong_20_Emphasis">Explanation:</text:span></text:p>
      <text:list text:style-name="L6">
        <text:list-item>
          <text:p text:style-name="P12">The <text:span text:style-name="Source_20_Text">while…else</text:span> executes the <text:span text:style-name="Source_20_Text">else</text:span> block only if no <text:span text:style-name="Source_20_Text">break</text:span> occurred . </text:p>
        </text:list-item>
        <text:list-item>
          <text:p text:style-name="P13">We increment <text:span text:style-name="Source_20_Text">attempts</text:span> each iteration to avoid infinite loops . </text:p>
        </text:list-item>
      </text:list>
      <text:p text:style-name="Horizontal_20_Line"/>
      <text:h text:style-name="Heading_20_2" text:outline-level="2"><text:soft-page-break/></text:h>
      <text:h text:style-name="Heading_20_2" text:outline-level="2"/>
      <text:h text:style-name="Heading_20_2" text:outline-level="2">## Challenge 4: Nested Loops for Pattern Printing</text:h>
      <text:h text:style-name="Heading_20_3" text:outline-level="3">Description</text:h>
      <text:p text:style-name="Text_20_body">Print a multiplication table up to <text:span text:style-name="Strong_20_Emphasis">n × m</text:span> (e.g., n=4, m=5), formatting as a grid.</text:p>
      <text:h text:style-name="Heading_20_3" text:outline-level="3">Roles</text:h>
      <text:list text:style-name="L7">
        <text:list-item>
          <text:p text:style-name="P14"><text:span text:style-name="Strong_20_Emphasis">Coder:</text:span> Use nested <text:span text:style-name="Source_20_Text">for</text:span> loops; format output with f‑strings. </text:p>
        </text:list-item>
        <text:list-item>
          <text:p text:style-name="P14"><text:span text:style-name="Strong_20_Emphasis">Tester:</text:span> Check for various table sizes (1×1, 3×3, 4×7). </text:p>
        </text:list-item>
        <text:list-item>
          <text:p text:style-name="P15"><text:span text:style-name="Strong_20_Emphasis">Presenter:</text:span> Demonstrate row and column iteration and explain nested flow. </text:p>
        </text:list-item>
      </text:list>
      <text:h text:style-name="Heading_20_3" text:outline-level="3">Solution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hallenge 4 solution</text:span></text:p>
      <text:p text:style-name="Preformatted_20_Text"><text:span text:style-name="Source_20_Text">def multiplication_table(n, m):</text:span></text:p>
      <text:p text:style-name="Preformatted_20_Text"><text:span text:style-name="Source_20_Text"><text:s text:c="4"/>for i in range(1, n+1): <text:s text:c="14"/># rows :contentReference[oaicite:13]{index=13}</text:span></text:p>
      <text:p text:style-name="Preformatted_20_Text"><text:span text:style-name="Source_20_Text"><text:s text:c="8"/>row = []</text:span></text:p>
      <text:p text:style-name="Preformatted_20_Text"><text:span text:style-name="Source_20_Text"><text:s text:c="8"/>for j in range(1, m+1): <text:s text:c="10"/># columns :contentReference[oaicite:14]{index=14}</text:span></text:p>
      <text:p text:style-name="Preformatted_20_Text"><text:span text:style-name="Source_20_Text"><text:s text:c="12"/>row.append(f"{i*j:3}") <text:s text:c="7"/># width=3 for alignment</text:span></text:p>
      <text:p text:style-name="Preformatted_20_Text"><text:span text:style-name="Source_20_Text"><text:s text:c="8"/>print(" ".join(row))</text:span></text:p>
      <text:p text:style-name="Preformatted_20_Text"/>
      <text:p text:style-name="Preformatted_20_Text"><text:span text:style-name="Source_20_Text"># Example usage</text:span></text:p>
      <text:p text:style-name="Preformatted_20_Text"><text:span text:style-name="Source_20_Text">multiplication_table(4, 5)</text:span></text:p>
      <text:p text:style-name="P3"/>
      <text:p text:style-name="Text_20_body"><text:span text:style-name="Strong_20_Emphasis">Expected output:</text:span></text:p>
      <text:p text:style-name="Preformatted_20_Text"><text:span text:style-name="Source_20_Text">CopyEdit</text:span></text:p>
      <text:p text:style-name="Preformatted_20_Text"><text:span text:style-name="Source_20_Text"><text:s text:c="2"/>1 <text:s text:c="2"/>2 <text:s text:c="2"/>3 <text:s text:c="2"/>4 <text:s text:c="2"/>5</text:span></text:p>
      <text:p text:style-name="Preformatted_20_Text"><text:span text:style-name="Source_20_Text"><text:s text:c="2"/>2 <text:s text:c="2"/>4 <text:s text:c="2"/>6 <text:s text:c="2"/>8 <text:s/>10</text:span></text:p>
      <text:p text:style-name="Preformatted_20_Text"><text:span text:style-name="Source_20_Text"><text:s text:c="2"/>3 <text:s text:c="2"/>6 <text:s text:c="2"/>9 <text:s/>12 <text:s/>15</text:span></text:p>
      <text:p text:style-name="Preformatted_20_Text"><text:span text:style-name="Source_20_Text"><text:s text:c="2"/>4 <text:s text:c="2"/>8 <text:s/>12 <text:s/>16 <text:s/>20</text:span></text:p>
      <text:p text:style-name="P3"/>
      <text:p text:style-name="Text_20_body"><text:span text:style-name="Strong_20_Emphasis">Explanation:</text:span></text:p>
      <text:list text:style-name="L8">
        <text:list-item>
          <text:p text:style-name="P16">Outer loop iterates rows (<text:span text:style-name="Source_20_Text">i</text:span>), inner loop iterates columns (<text:span text:style-name="Source_20_Text">j</text:span>) . </text:p>
        </text:list-item>
        <text:list-item>
          <text:p text:style-name="P17">We use f‑strings to align each cell to width 3 . </text:p>
        </text:list-item>
      </text:list>
      <text:p text:style-name="Horizontal_20_Line"/>
      <text:h text:style-name="Heading_20_3" text:outline-level="3"><text:soft-page-break/>Citations</text:h>
      <text:list text:style-name="L9">
        <text:list-item>
          <text:p text:style-name="P18">Python Docs, <text:span text:style-name="Emphasis">for statements</text:span> </text:p>
        </text:list-item>
        <text:list-item>
          <text:p text:style-name="P18">Python Docs, <text:span text:style-name="Emphasis">iterating over sequences</text:span> </text:p>
        </text:list-item>
        <text:list-item>
          <text:p text:style-name="P18">GeeksforGeeks, <text:span text:style-name="Emphasis">Python set membership</text:span> </text:p>
        </text:list-item>
        <text:list-item>
          <text:p text:style-name="P18">GeeksforGeeks, <text:span text:style-name="Emphasis">Prime checking up to sqrt(n)</text:span> </text:p>
        </text:list-item>
        <text:list-item>
          <text:p text:style-name="P18">StackOverflow, <text:span text:style-name="Emphasis">Early exit in loops</text:span> </text:p>
        </text:list-item>
        <text:list-item>
          <text:p text:style-name="P18">Python Docs, <text:span text:style-name="Emphasis">range() function</text:span> </text:p>
        </text:list-item>
        <text:list-item>
          <text:p text:style-name="P18">W3Schools, <text:span text:style-name="Emphasis">while loop syntax</text:span> </text:p>
        </text:list-item>
        <text:list-item>
          <text:p text:style-name="P18">Real Python, <text:span text:style-name="Emphasis">while…else in Python</text:span> </text:p>
        </text:list-item>
        <text:list-item>
          <text:p text:style-name="P18">W3Schools, <text:span text:style-name="Emphasis">nested loops in Python</text:span> </text:p>
        </text:list-item>
        <text:list-item>
          <text:p text:style-name="P19">Real Python, <text:span text:style-name="Emphasis">Formatted string literals (f-strings)</text:span>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16:31.384241247</meta:creation-date>
    <dc:date>2025-05-22T14:17:50.367278950</dc:date>
    <meta:editing-duration>PT1M19S</meta:editing-duration>
    <meta:editing-cycles>1</meta:editing-cycles>
    <meta:document-statistic meta:table-count="0" meta:image-count="0" meta:object-count="0" meta:page-count="5" meta:paragraph-count="124" meta:word-count="702" meta:character-count="4831" meta:non-whitespace-character-count="3886"/>
    <meta:generator>LibreOffice/24.8.7.2$Linux_X86_64 LibreOffice_project/480$Build-2</meta:generator>
  </office:meta>
</office:document-meta>
</file>